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5-11-14T14:58:27.492151000</dc:date>
    <meta:editing-duration>PT5H15M57S</meta:editing-duration>
    <meta:editing-cycles>274</meta:editing-cycles>
    <meta:generator>LibreOffice/5.0.0.5$MacOSX_X86_64 LibreOffice_project/1b1a90865e348b492231e1c451437d7a15bb262b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shorte/src/build-output/enums/blah_blah.odt")
End Sub

Sub ConvertToPDF(cFile, Optional updateTables, Optional updateIndexes, Optional refreshToc)
    cURL = ConvertToURL( cFile )
  	
  	showProgress = False
  	
  	'Set oframe = StarDesktop.ActiveFrame 
	'Set oWindow = oframe.GetContainerWindow 
	'oWindow.setvisible (False) 
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            If(Left(oTable.Name, 12) = "shorte_table") Then
	    	    oDoc.getCurrentController().select(oTable)
	    	    
	    	    ' DEBUG BRAD: Temporarily removed the margins to see what happens
	    	    'oTable.LeftMargin = 1200
	    	    'oTable.RightMargin = 1200
	    	    'MsgBox("Columns: " &amp; oTable.Columns.getCount())
	    	    'MsgBox("Rows: " &amp; oTable.Rows.getCount())
	    	    
	    	    'for j = 0 To oTable.Rows.getCount() - 1
	    	    '	if j = 0 Then
	    	    '		cell = oTable.getCellByPosition(j, 0)
	    	    '	    MsgBox("Cell: " &amp; cell.Text.String)
	    	    '	EndIf
	    	    'Next
	    	    
	    	    'oTable.Width = 12000
	    	    ' DEBUG BRAD: This does a really poor job of scaling tables
	    	    '             so removing it for now.
	    	    
	    	    'oDispHelper.executeDispatch(oFrame, ".uno:SelectTable", "", 0, Array())
	      	    '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'cFile = Left( cFile, Len( cFile ) - 4 ) + ".doc"
    cURL = ConvertToURL( cFile )
    ' MsgBox("Hello" &amp; cURL)
    
    ' DEBUG BRAD: Yield again after the storing in case there
    '             are any background threads running
    Wait 500
    
    props = Array(MakePropertyValue("FilterName", "writer_pdf_Export"))
    'props = Array(MakePropertyValue("FilterName", "MS Word 2007 XML Template"))
 
    
    'MsgBox("Storing generated File")
    oDoc.storeToURL( cURL,props,)
    
    ' DEBUG BRAD: Yield again after the storing in case there
    '             are any background threads running
    Wait 500

    If showProgress Then
        oProgrBar.start("Finished outputing PDF", 0)
    EndIf
    
    Wait 500
     
    'MsgBox("Finished Outputting PDF")
    goto Finished
   
    ErrorHandler:
       'DEBUG BRAD: Need to update this to write the error to a log file
       'MsgBox("Line: " &amp; Erl &amp; " Error=" &amp; Error$)
       'If showprogress = True Then
       '  Wait 10000
       'EndIf
       
       ' DEBUG BRAD: Temporary exit
       'Exit Sub
       
       ' Disable error handling before continuing
 
       'On Error Goto 0
       'oDoc.close(true)
       thisComponent.close(true)
       StarDesktop.terminate()
       
       Exit Sub
       
   Finished:
       ' DEBUG BRAD: Temporary exit
       'Exit Sub
       
       'MsgBox("Closing")
       If showprogress = True Then
       	  Wait 10000
       EndIf
       
       If oDoc = NULL Then
          MsgBox('Document is NULL, cannot close')
       Else
           oDoc.close( true )
       EndIf
       
       ' DEBUG BRAD: Yield again after the storing in case there
       '             are any background threads running
       Wait 500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